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liberi" svg:font-family="Caliberi"/>
    <style:font-face style:name="Lohit Tamil1" svg:font-family="'Lohit Tamil'"/>
    <style:font-face style:name="Courier 10 Pitch" svg:font-family="'Courier 10 Pitch'" style:font-pitch="fixed"/>
    <style:font-face style:name="Courier New1" svg:font-family="'Courier New'" style:font-family-generic="modern" style:font-pitch="fixed"/>
    <style:font-face style:name="Liberation Mono" svg:font-family="'Liberation Mono'" style:font-family-generic="modern" style:font-pitch="fixed"/>
    <style:font-face style:name="Bauhaus 93" svg:font-family="'Bauhaus 93'"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Tamil" svg:font-family="'Lohit Tami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2.3083in"/>
    </style:style>
    <style:style style:name="Table1.B" style:family="table-column">
      <style:table-column-properties style:column-width="4.1847in"/>
    </style:style>
    <style:style style:name="Table1.1" style:family="table-row">
      <style:table-row-properties fo:keep-together="auto"/>
    </style:style>
    <style:style style:name="Table1.A1" style:family="table-cell">
      <style:table-cell-properties fo:background-color="#5b9bd5" fo:padding-left="0.0785in" fo:padding-right="0.075in" fo:padding-top="0in" fo:padding-bottom="0in" fo:border-left="0.5pt solid #5b9bd5" fo:border-right="none" fo:border-top="0.5pt solid #5b9bd5" fo:border-bottom="none">
        <style:background-image/>
      </style:table-cell-properties>
    </style:style>
    <style:style style:name="Table1.B1" style:family="table-cell">
      <style:table-cell-properties fo:background-color="#5b9bd5" fo:padding-left="0.0785in" fo:padding-right="0.075in" fo:padding-top="0in" fo:padding-bottom="0in" fo:border-left="none" fo:border-right="0.5pt solid #5b9bd5" fo:border-top="0.5pt solid #5b9bd5" fo:border-bottom="none">
        <style:background-image/>
      </style:table-cell-properties>
    </style:style>
    <style:style style:name="Table1.A2" style:family="table-cell">
      <style:table-cell-properties fo:background-color="#ffffff" fo:padding-left="0.0785in" fo:padding-right="0.075in" fo:padding-top="0in" fo:padding-bottom="0in" fo:border-left="0.5pt solid #5b9bd5" fo:border-right="none" fo:border-top="0.5pt solid #5b9bd5" fo:border-bottom="0.5pt solid #5b9bd5">
        <style:background-image/>
      </style:table-cell-properties>
    </style:style>
    <style:style style:name="Table1.B2" style:family="table-cell">
      <style:table-cell-properties fo:padding-left="0.0785in" fo:padding-right="0.075in" fo:padding-top="0in" fo:padding-bottom="0in" fo:border-left="none" fo:border-right="0.5pt solid #5b9bd5" fo:border-top="0.5pt solid #5b9bd5" fo:border-bottom="0.5pt solid #5b9bd5"/>
    </style:style>
    <style:style style:name="Table1.A3" style:family="table-cell">
      <style:table-cell-properties fo:background-color="#ffffff" fo:padding-left="0.0785in" fo:padding-right="0.075in" fo:padding-top="0in" fo:padding-bottom="0in" fo:border-left="0.5pt solid #5b9bd5" fo:border-right="none" fo:border-top="none" fo:border-bottom="0.5pt solid #5b9bd5">
        <style:background-image/>
      </style:table-cell-properties>
    </style:style>
    <style:style style:name="Table1.B3" style:family="table-cell">
      <style:table-cell-properties fo:padding-left="0.0785in" fo:padding-right="0.075in" fo:padding-top="0in" fo:padding-bottom="0in" fo:border-left="none" fo:border-right="0.5pt solid #5b9bd5" fo:border-top="none" fo:border-bottom="0.5pt solid #5b9bd5"/>
    </style:style>
    <style:style style:name="Table2" style:family="table">
      <style:table-properties style:width="6.4896in" fo:margin-left="-0.0785in" fo:margin-top="0in" fo:margin-bottom="0in" table:align="left" style:writing-mode="lr-tb"/>
    </style:style>
    <style:style style:name="Table2.A" style:family="table-column">
      <style:table-column-properties style:column-width="1.1875in"/>
    </style:style>
    <style:style style:name="Table2.B" style:family="table-column">
      <style:table-column-properties style:column-width="1.9326in"/>
    </style:style>
    <style:style style:name="Table2.C" style:family="table-column">
      <style:table-column-properties style:column-width="3.3694in"/>
    </style:style>
    <style:style style:name="Table2.1" style:family="table-row">
      <style:table-row-properties fo:keep-together="auto"/>
    </style:style>
    <style:style style:name="Table2.A1" style:family="table-cell">
      <style:table-cell-properties fo:background-color="#5b9bd5" fo:padding-left="0.0785in" fo:padding-right="0.075in" fo:padding-top="0in" fo:padding-bottom="0in" fo:border-left="0.5pt solid #5b9bd5" fo:border-right="none" fo:border-top="0.5pt solid #5b9bd5" fo:border-bottom="none">
        <style:background-image/>
      </style:table-cell-properties>
    </style:style>
    <style:style style:name="Table2.B1" style:family="table-cell">
      <style:table-cell-properties fo:background-color="#5b9bd5" fo:padding-left="0.0785in" fo:padding-right="0.075in" fo:padding-top="0in" fo:padding-bottom="0in" fo:border-left="none" fo:border-right="none" fo:border-top="0.5pt solid #5b9bd5" fo:border-bottom="none">
        <style:background-image/>
      </style:table-cell-properties>
    </style:style>
    <style:style style:name="Table2.C1" style:family="table-cell">
      <style:table-cell-properties fo:background-color="#5b9bd5" fo:padding-left="0.0785in" fo:padding-right="0.075in" fo:padding-top="0in" fo:padding-bottom="0in" fo:border-left="none" fo:border-right="0.5pt solid #5b9bd5" fo:border-top="0.5pt solid #5b9bd5" fo:border-bottom="none">
        <style:background-image/>
      </style:table-cell-properties>
    </style:style>
    <style:style style:name="Table2.A2" style:family="table-cell">
      <style:table-cell-properties fo:background-color="#ffffff" fo:padding-left="0.0785in" fo:padding-right="0.075in" fo:padding-top="0in" fo:padding-bottom="0in" fo:border-left="0.5pt solid #5b9bd5" fo:border-right="none" fo:border-top="0.5pt solid #5b9bd5" fo:border-bottom="0.5pt solid #5b9bd5">
        <style:background-image/>
      </style:table-cell-properties>
    </style:style>
    <style:style style:name="Table2.B2" style:family="table-cell">
      <style:table-cell-properties fo:padding-left="0.0785in" fo:padding-right="0.075in" fo:padding-top="0in" fo:padding-bottom="0in" fo:border-left="none" fo:border-right="none" fo:border-top="0.5pt solid #5b9bd5" fo:border-bottom="0.5pt solid #5b9bd5"/>
    </style:style>
    <style:style style:name="Table2.C2" style:family="table-cell">
      <style:table-cell-properties fo:padding-left="0.0785in" fo:padding-right="0.075in" fo:padding-top="0in" fo:padding-bottom="0in" fo:border-left="none" fo:border-right="0.5pt solid #5b9bd5" fo:border-top="0.5pt solid #5b9bd5" fo:border-bottom="0.5pt solid #5b9bd5"/>
    </style:style>
    <style:style style:name="Table2.A3" style:family="table-cell">
      <style:table-cell-properties fo:background-color="#ffffff" fo:padding-left="0.0785in" fo:padding-right="0.075in" fo:padding-top="0in" fo:padding-bottom="0in" fo:border-left="0.5pt solid #5b9bd5" fo:border-right="none" fo:border-top="none" fo:border-bottom="none">
        <style:background-image/>
      </style:table-cell-properties>
    </style:style>
    <style:style style:name="Table2.B3" style:family="table-cell">
      <style:table-cell-properties fo:padding-left="0.0785in" fo:padding-right="0.075in" fo:padding-top="0in" fo:padding-bottom="0in" fo:border="none"/>
    </style:style>
    <style:style style:name="Table2.C3" style:family="table-cell">
      <style:table-cell-properties fo:padding-left="0.0785in" fo:padding-right="0.075in" fo:padding-top="0in" fo:padding-bottom="0in" fo:border-left="none" fo:border-right="0.5pt solid #5b9bd5" fo:border-top="none" fo:border-bottom="none"/>
    </style:style>
    <style:style style:name="Table2.B4" style:family="table-cell">
      <style:table-cell-properties fo:padding-left="0.0785in" fo:padding-right="0.075in" fo:padding-top="0in" fo:padding-bottom="0in" fo:border-left="none" fo:border-right="none" fo:border-top="0.5pt solid #5b9bd5" fo:border-bottom="0.5pt solid #5b9bd5"/>
    </style:style>
    <style:style style:name="Table2.C4" style:family="table-cell">
      <style:table-cell-properties fo:padding-left="0.0785in" fo:padding-right="0.075in" fo:padding-top="0in" fo:padding-bottom="0in" fo:border-left="none" fo:border-right="0.5pt solid #5b9bd5" fo:border-top="0.5pt solid #5b9bd5" fo:border-bottom="0.5pt solid #5b9bd5"/>
    </style:style>
    <style:style style:name="Table2.B5" style:family="table-cell">
      <style:table-cell-properties fo:padding-left="0.0785in" fo:padding-right="0.075in" fo:padding-top="0in" fo:padding-bottom="0in" fo:border="none"/>
    </style:style>
    <style:style style:name="Table2.C5" style:family="table-cell">
      <style:table-cell-properties fo:padding-left="0.0785in" fo:padding-right="0.075in" fo:padding-top="0in" fo:padding-bottom="0in" fo:border-left="none" fo:border-right="0.5pt solid #5b9bd5" fo:border-top="none" fo:border-bottom="none"/>
    </style:style>
    <style:style style:name="Table2.B6" style:family="table-cell">
      <style:table-cell-properties fo:padding-left="0.0785in" fo:padding-right="0.075in" fo:padding-top="0in" fo:padding-bottom="0in" fo:border-left="none" fo:border-right="none" fo:border-top="0.5pt solid #5b9bd5" fo:border-bottom="0.5pt solid #5b9bd5"/>
    </style:style>
    <style:style style:name="Table2.C6" style:family="table-cell">
      <style:table-cell-properties fo:padding-left="0.0785in" fo:padding-right="0.075in" fo:padding-top="0in" fo:padding-bottom="0in" fo:border-left="none" fo:border-right="0.5pt solid #5b9bd5" fo:border-top="0.5pt solid #5b9bd5" fo:border-bottom="0.5pt solid #5b9bd5"/>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1.509in"/>
    </style:style>
    <style:style style:name="Table3.B" style:family="table-column">
      <style:table-column-properties style:column-width="2.6576in"/>
    </style:style>
    <style:style style:name="Table3.C" style:family="table-column">
      <style:table-column-properties style:column-width="2.3264in"/>
    </style:style>
    <style:style style:name="Table3.1" style:family="table-row">
      <style:table-row-properties fo:keep-together="auto"/>
    </style:style>
    <style:style style:name="Table3.A1" style:family="table-cell">
      <style:table-cell-properties fo:background-color="#5b9bd5" fo:padding-left="0.0785in" fo:padding-right="0.075in" fo:padding-top="0in" fo:padding-bottom="0in" fo:border-left="0.5pt solid #5b9bd5" fo:border-right="none" fo:border-top="0.5pt solid #5b9bd5" fo:border-bottom="none">
        <style:background-image/>
      </style:table-cell-properties>
    </style:style>
    <style:style style:name="Table3.B1" style:family="table-cell">
      <style:table-cell-properties fo:background-color="#5b9bd5" fo:padding-left="0.0785in" fo:padding-right="0.075in" fo:padding-top="0in" fo:padding-bottom="0in" fo:border-left="none" fo:border-right="none" fo:border-top="0.5pt solid #5b9bd5" fo:border-bottom="none">
        <style:background-image/>
      </style:table-cell-properties>
    </style:style>
    <style:style style:name="Table3.C1" style:family="table-cell">
      <style:table-cell-properties fo:background-color="#5b9bd5" fo:padding-left="0.0785in" fo:padding-right="0.075in" fo:padding-top="0in" fo:padding-bottom="0in" fo:border-left="none" fo:border-right="0.5pt solid #5b9bd5" fo:border-top="0.5pt solid #5b9bd5" fo:border-bottom="none">
        <style:background-image/>
      </style:table-cell-properties>
    </style:style>
    <style:style style:name="Table3.A2" style:family="table-cell">
      <style:table-cell-properties fo:background-color="#ffffff" fo:padding-left="0.0785in" fo:padding-right="0.075in" fo:padding-top="0in" fo:padding-bottom="0in" fo:border-left="0.5pt solid #5b9bd5" fo:border-right="none" fo:border-top="0.5pt solid #5b9bd5" fo:border-bottom="0.5pt solid #5b9bd5">
        <style:background-image/>
      </style:table-cell-properties>
    </style:style>
    <style:style style:name="Table3.B2" style:family="table-cell">
      <style:table-cell-properties fo:padding-left="0.0785in" fo:padding-right="0.075in" fo:padding-top="0in" fo:padding-bottom="0in" fo:border-left="none" fo:border-right="none" fo:border-top="0.5pt solid #5b9bd5" fo:border-bottom="0.5pt solid #5b9bd5"/>
    </style:style>
    <style:style style:name="Table3.C2" style:family="table-cell">
      <style:table-cell-properties fo:padding-left="0.0785in" fo:padding-right="0.075in" fo:padding-top="0in" fo:padding-bottom="0in" fo:border-left="none" fo:border-right="0.5pt solid #5b9bd5" fo:border-top="0.5pt solid #5b9bd5" fo:border-bottom="0.5pt solid #5b9bd5"/>
    </style:style>
    <style:style style:name="Table3.A3" style:family="table-cell">
      <style:table-cell-properties fo:background-color="#ffffff" fo:padding-left="0.0785in" fo:padding-right="0.075in" fo:padding-top="0in" fo:padding-bottom="0in" fo:border-left="0.5pt solid #5b9bd5" fo:border-right="none" fo:border-top="none" fo:border-bottom="0.5pt solid #5b9bd5">
        <style:background-image/>
      </style:table-cell-properties>
    </style:style>
    <style:style style:name="Table3.B3" style:family="table-cell">
      <style:table-cell-properties fo:padding-left="0.0785in" fo:padding-right="0.075in" fo:padding-top="0in" fo:padding-bottom="0in" fo:border-left="none" fo:border-right="none" fo:border-top="none" fo:border-bottom="0.5pt solid #5b9bd5"/>
    </style:style>
    <style:style style:name="Table3.C3" style:family="table-cell">
      <style:table-cell-properties fo:padding-left="0.0785in" fo:padding-right="0.075in" fo:padding-top="0in" fo:padding-bottom="0in" fo:border-left="none" fo:border-right="0.5pt solid #5b9bd5" fo:border-top="none" fo:border-bottom="0.5pt solid #5b9bd5"/>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1.509in"/>
    </style:style>
    <style:style style:name="Table4.B" style:family="table-column">
      <style:table-column-properties style:column-width="2.6576in"/>
    </style:style>
    <style:style style:name="Table4.C" style:family="table-column">
      <style:table-column-properties style:column-width="2.3264in"/>
    </style:style>
    <style:style style:name="Table4.1" style:family="table-row">
      <style:table-row-properties fo:keep-together="auto"/>
    </style:style>
    <style:style style:name="Table4.A1" style:family="table-cell">
      <style:table-cell-properties fo:background-color="#5b9bd5" fo:padding-left="0.0785in" fo:padding-right="0.075in" fo:padding-top="0in" fo:padding-bottom="0in" fo:border-left="0.5pt solid #5b9bd5" fo:border-right="none" fo:border-top="0.5pt solid #5b9bd5" fo:border-bottom="none">
        <style:background-image/>
      </style:table-cell-properties>
    </style:style>
    <style:style style:name="Table4.B1" style:family="table-cell">
      <style:table-cell-properties fo:background-color="#5b9bd5" fo:padding-left="0.0785in" fo:padding-right="0.075in" fo:padding-top="0in" fo:padding-bottom="0in" fo:border-left="none" fo:border-right="none" fo:border-top="0.5pt solid #5b9bd5" fo:border-bottom="none">
        <style:background-image/>
      </style:table-cell-properties>
    </style:style>
    <style:style style:name="Table4.C1" style:family="table-cell">
      <style:table-cell-properties fo:background-color="#5b9bd5" fo:padding-left="0.0785in" fo:padding-right="0.075in" fo:padding-top="0in" fo:padding-bottom="0in" fo:border-left="none" fo:border-right="0.5pt solid #5b9bd5" fo:border-top="0.5pt solid #5b9bd5" fo:border-bottom="none">
        <style:background-image/>
      </style:table-cell-properties>
    </style:style>
    <style:style style:name="Table4.A2" style:family="table-cell">
      <style:table-cell-properties fo:background-color="#ffffff" fo:padding-left="0.0785in" fo:padding-right="0.075in" fo:padding-top="0in" fo:padding-bottom="0in" fo:border-left="0.5pt solid #5b9bd5" fo:border-right="none" fo:border-top="0.5pt solid #5b9bd5" fo:border-bottom="0.5pt solid #5b9bd5">
        <style:background-image/>
      </style:table-cell-properties>
    </style:style>
    <style:style style:name="Table4.B2" style:family="table-cell">
      <style:table-cell-properties fo:padding-left="0.0785in" fo:padding-right="0.075in" fo:padding-top="0in" fo:padding-bottom="0in" fo:border-left="none" fo:border-right="none" fo:border-top="0.5pt solid #5b9bd5" fo:border-bottom="0.5pt solid #5b9bd5"/>
    </style:style>
    <style:style style:name="Table4.C2" style:family="table-cell">
      <style:table-cell-properties fo:padding-left="0.0785in" fo:padding-right="0.075in" fo:padding-top="0in" fo:padding-bottom="0in" fo:border-left="none" fo:border-right="0.5pt solid #5b9bd5" fo:border-top="0.5pt solid #5b9bd5" fo:border-bottom="0.5pt solid #5b9bd5"/>
    </style:style>
    <style:style style:name="Table4.A3" style:family="table-cell">
      <style:table-cell-properties fo:background-color="#ffffff" fo:padding-left="0.0785in" fo:padding-right="0.075in" fo:padding-top="0in" fo:padding-bottom="0in" fo:border-left="0.5pt solid #5b9bd5" fo:border-right="none" fo:border-top="none" fo:border-bottom="0.5pt solid #5b9bd5">
        <style:background-image/>
      </style:table-cell-properties>
    </style:style>
    <style:style style:name="Table4.B3" style:family="table-cell">
      <style:table-cell-properties fo:padding-left="0.0785in" fo:padding-right="0.075in" fo:padding-top="0in" fo:padding-bottom="0in" fo:border-left="none" fo:border-right="none" fo:border-top="none" fo:border-bottom="0.5pt solid #5b9bd5"/>
    </style:style>
    <style:style style:name="Table4.C3" style:family="table-cell">
      <style:table-cell-properties fo:padding-left="0.0785in" fo:padding-right="0.075in" fo:padding-top="0in" fo:padding-bottom="0in" fo:border-left="none" fo:border-right="0.5pt solid #5b9bd5" fo:border-top="none" fo:border-bottom="0.5pt solid #5b9bd5"/>
    </style:style>
    <style:style style:name="Table4.B4" style:family="table-cell">
      <style:table-cell-properties fo:padding-left="0.0785in" fo:padding-right="0.075in" fo:padding-top="0in" fo:padding-bottom="0in" fo:border-left="none" fo:border-right="none" fo:border-top="none" fo:border-bottom="0.5pt solid #5b9bd5"/>
    </style:style>
    <style:style style:name="Table4.C4" style:family="table-cell">
      <style:table-cell-properties fo:padding-left="0.0785in" fo:padding-right="0.075in" fo:padding-top="0in" fo:padding-bottom="0in" fo:border-left="none" fo:border-right="0.5pt solid #5b9bd5" fo:border-top="none" fo:border-bottom="0.5pt solid #5b9bd5"/>
    </style:style>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a417d" officeooo:paragraph-rsid="001a417d" style:font-weight-asian="bold" style:font-weight-complex="bold"/>
    </style:style>
    <style:style style:name="P4" style:family="paragraph" style:parent-style-name="Standard">
      <style:text-properties style:font-name="Courier New" fo:font-size="10pt" fo:background-color="#ffff00" style:font-name-asian="Times New Roman1" style:font-size-asian="10pt" style:font-name-complex="Courier New2" style:font-size-complex="10pt"/>
    </style:style>
    <style:style style:name="P5" style:family="paragraph" style:parent-style-name="Standard">
      <style:text-properties officeooo:rsid="0018219a" officeooo:paragraph-rsid="0018219a"/>
    </style:style>
    <style:style style:name="P6" style:family="paragraph" style:parent-style-name="Standard">
      <style:paragraph-properties fo:margin-top="0in" fo:margin-bottom="0in" style:contextual-spacing="false"/>
    </style:style>
    <style:style style:name="P7"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 style:family="paragraph" style:parent-style-name="Standard">
      <style:paragraph-properties fo:margin-top="0in" fo:margin-bottom="0in" style:contextual-spacing="false"/>
      <style:text-properties style:font-name="Courier New" fo:font-size="10pt" fo:background-color="#ffff00" style:font-name-asian="Times New Roman1" style:font-size-asian="10pt" style:font-name-complex="Courier New2" style:font-size-complex="10pt"/>
    </style:style>
    <style:style style:name="P9"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background-color="#ffff00" style:font-name-asian="Times New Roman1" style:font-size-asian="10pt" style:font-name-complex="Courier New2" style:font-size-complex="10pt"/>
    </style:style>
    <style:style style:name="P10"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background-color="#ffff00" style:font-name-asian="Times New Roman1" style:font-size-asian="10pt" style:font-name-complex="Courier New2" style:font-size-complex="10pt"/>
    </style:style>
    <style:style style:name="P11"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29bb2d" fo:background-color="#ffff00" style:font-name-asian="Times New Roman1" style:font-size-asian="10pt" style:font-name-complex="Courier New2" style:font-size-complex="10pt"/>
    </style:style>
    <style:style style:name="P12"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rsid="002f43ea" officeooo:paragraph-rsid="002f43ea" fo:background-color="#ffff00" style:font-name-asian="Times New Roman1" style:font-size-asian="10pt" style:font-name-complex="Courier New2" style:font-size-complex="10pt"/>
    </style:style>
    <style:style style:name="P13"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P14" style:family="paragraph" style:parent-style-name="Standard">
      <style:paragraph-properties fo:margin-top="0in" fo:margin-bottom="0in" style:contextual-spacing="false"/>
      <style:text-properties fo:color="#ffffff" fo:font-weight="bold" style:font-weight-asian="bold" style:font-weight-complex="bold"/>
    </style:style>
    <style:style style:name="P15" style:family="paragraph" style:parent-style-name="Standard">
      <style:paragraph-properties fo:margin-top="0in" fo:margin-bottom="0in" style:contextual-spacing="false"/>
      <style:text-properties fo:color="#ffffff" fo:font-weight="bold" officeooo:paragraph-rsid="0029bb2d" style:font-weight-asian="bold" style:font-weight-complex="bold"/>
    </style:style>
    <style:style style:name="P16" style:family="paragraph" style:parent-style-name="Standard">
      <style:paragraph-properties fo:margin-top="0in" fo:margin-bottom="0in" style:contextual-spacing="false"/>
      <style:text-properties fo:font-weight="bold" style:font-weight-asian="bold" style:font-weight-complex="bold"/>
    </style:style>
    <style:style style:name="P17" style:family="paragraph" style:parent-style-name="Standard">
      <style:paragraph-properties fo:margin-top="0in" fo:margin-bottom="0in" style:contextual-spacing="false"/>
      <style:text-properties fo:font-weight="bold" officeooo:rsid="0029bb2d" officeooo:paragraph-rsid="0029bb2d" style:font-weight-asian="bold" style:font-weight-complex="bold"/>
    </style:style>
    <style:style style:name="P18" style:family="paragraph" style:parent-style-name="Standard">
      <style:paragraph-properties fo:margin-top="0in" fo:margin-bottom="0in" style:contextual-spacing="false"/>
      <style:text-properties fo:font-weight="bold" officeooo:rsid="002c8fe3" officeooo:paragraph-rsid="002c8fe3" style:font-weight-asian="bold" style:font-weight-complex="bold"/>
    </style:style>
    <style:style style:name="P19" style:family="paragraph" style:parent-style-name="Standard">
      <style:paragraph-properties fo:margin-top="0in" fo:margin-bottom="0in" style:contextual-spacing="false"/>
      <style:text-properties officeooo:paragraph-rsid="0029bb2d"/>
    </style:style>
    <style:style style:name="P20" style:family="paragraph" style:parent-style-name="Standard">
      <style:paragraph-properties fo:margin-top="0in" fo:margin-bottom="0in" style:contextual-spacing="false"/>
      <style:text-properties officeooo:rsid="002f1838" officeooo:paragraph-rsid="002f1838"/>
    </style:style>
    <style:style style:name="P21" style:family="paragraph" style:parent-style-name="Preformatted_20_Text">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29bb2d" fo:background-color="#ffff00" style:font-name-asian="Times New Roman1" style:font-size-asian="10pt" style:font-name-complex="Courier New2" style:font-size-complex="10pt"/>
    </style:style>
    <style:style style:name="P22" style:family="paragraph" style:parent-style-name="Standard">
      <style:paragraph-properties fo:background-color="transparent">
        <style:background-image/>
      </style:paragraph-properties>
      <style:text-properties style:font-name="Courier 10 Pitch" officeooo:rsid="001a6bd4" officeooo:paragraph-rsid="001a6bd4" fo:background-color="#ffff00" style:font-name-complex="Courier 10 Pitch"/>
    </style:style>
    <style:style style:name="P23" style:family="paragraph" style:parent-style-name="Standard">
      <style:paragraph-properties fo:background-color="transparent">
        <style:background-image/>
      </style:paragraph-properties>
      <style:text-properties style:font-name="Courier 10 Pitch" officeooo:rsid="0018219a" officeooo:paragraph-rsid="001e72f3" fo:background-color="#ffff00" style:font-name-complex="Courier 10 Pitch"/>
    </style:style>
    <style:style style:name="P24" style:family="paragraph" style:parent-style-name="Standard">
      <style:paragraph-properties fo:background-color="transparent">
        <style:background-image/>
      </style:paragraph-properties>
      <style:text-properties style:font-name="Courier 10 Pitch" officeooo:rsid="0018219a" officeooo:paragraph-rsid="001ff121" fo:background-color="#ffff00" style:font-name-complex="Courier 10 Pitch"/>
    </style:style>
    <style:style style:name="P25" style:family="paragraph" style:parent-style-name="Standard">
      <style:paragraph-properties fo:background-color="transparent">
        <style:background-image/>
      </style:paragraph-properties>
      <style:text-properties style:font-name="Courier 10 Pitch" officeooo:rsid="001d6081" officeooo:paragraph-rsid="001d6081" fo:background-color="#ffff00" style:font-name-complex="Courier 10 Pitch"/>
    </style:style>
    <style:style style:name="P26" style:family="paragraph" style:parent-style-name="Standard">
      <style:paragraph-properties fo:background-color="transparent">
        <style:background-image/>
      </style:paragraph-properties>
      <style:text-properties style:font-name="Courier 10 Pitch" officeooo:rsid="00285fc4" officeooo:paragraph-rsid="00285fc4" fo:background-color="#ffff00"/>
    </style:style>
    <style:style style:name="P27" style:family="paragraph" style:parent-style-name="Standard">
      <style:paragraph-properties fo:background-color="transparent">
        <style:background-image/>
      </style:paragraph-properties>
      <style:text-properties style:font-name="Caliberi" officeooo:rsid="0018219a" officeooo:paragraph-rsid="001b7059" fo:background-color="transparent" style:font-name-complex="Courier 10 Pitch"/>
    </style:style>
    <style:style style:name="P28" style:family="paragraph" style:parent-style-name="Standard">
      <style:paragraph-properties fo:background-color="transparent">
        <style:background-image/>
      </style:paragraph-properties>
      <style:text-properties style:font-name="Caliberi" officeooo:rsid="0018219a" officeooo:paragraph-rsid="001e72f3" fo:background-color="transparent" style:font-name-complex="Courier 10 Pitch"/>
    </style:style>
    <style:style style:name="P29" style:family="paragraph" style:parent-style-name="Standard">
      <style:paragraph-properties fo:background-color="transparent">
        <style:background-image/>
      </style:paragraph-properties>
      <style:text-properties style:font-name="Caliberi" officeooo:rsid="0020bb78" officeooo:paragraph-rsid="0020bb78" fo:background-color="transparent" style:font-name-complex="Courier 10 Pitch"/>
    </style:style>
    <style:style style:name="P30" style:family="paragraph" style:parent-style-name="Standard">
      <style:paragraph-properties fo:background-color="transparent">
        <style:background-image/>
      </style:paragraph-properties>
      <style:text-properties style:font-name="Caliberi" officeooo:rsid="0021059b" officeooo:paragraph-rsid="0021059b" fo:background-color="transparent" style:font-name-complex="Courier 10 Pitch"/>
    </style:style>
    <style:style style:name="P31" style:family="paragraph" style:parent-style-name="Standard">
      <style:paragraph-properties fo:background-color="transparent">
        <style:background-image/>
      </style:paragraph-properties>
      <style:text-properties style:font-name="Caliberi" officeooo:rsid="00234737" officeooo:paragraph-rsid="00234737" fo:background-color="transparent" style:font-name-complex="Courier 10 Pitch"/>
    </style:style>
    <style:style style:name="P32" style:family="paragraph" style:parent-style-name="Standard">
      <style:paragraph-properties fo:background-color="transparent">
        <style:background-image/>
      </style:paragraph-properties>
      <style:text-properties style:font-name="Caliberi" style:text-underline-style="solid" style:text-underline-width="auto" style:text-underline-color="font-color" fo:font-weight="bold" officeooo:rsid="001a417d" officeooo:paragraph-rsid="001d6081" fo:background-color="transparent" style:font-weight-asian="bold" style:font-name-complex="Courier 10 Pitch" style:font-weight-complex="bold"/>
    </style:style>
    <style:style style:name="P33" style:family="paragraph" style:parent-style-name="Standard">
      <style:paragraph-properties fo:background-color="transparent">
        <style:background-image/>
      </style:paragraph-properties>
      <style:text-properties style:font-name="Caliberi" style:text-underline-style="solid" style:text-underline-width="auto" style:text-underline-color="font-color" fo:font-weight="bold" officeooo:rsid="001a417d" officeooo:paragraph-rsid="001d886e" fo:background-color="transparent" style:font-weight-asian="bold" style:font-name-complex="Courier 10 Pitch" style:font-weight-complex="bold"/>
    </style:style>
    <style:style style:name="P34" style:family="paragraph" style:parent-style-name="Standard">
      <style:paragraph-properties fo:background-color="transparent">
        <style:background-image/>
      </style:paragraph-properties>
      <style:text-properties style:font-name="Caliberi" style:text-underline-style="solid" style:text-underline-width="auto" style:text-underline-color="font-color" fo:font-weight="bold" officeooo:rsid="0020bb78" officeooo:paragraph-rsid="0020bb78" fo:background-color="transparent" style:font-weight-asian="bold" style:font-name-complex="Courier 10 Pitch" style:font-weight-complex="bold"/>
    </style:style>
    <style:style style:name="P35" style:family="paragraph" style:parent-style-name="Standard">
      <style:paragraph-properties fo:background-color="transparent">
        <style:background-image/>
      </style:paragraph-properties>
      <style:text-properties style:font-name="Caliberi" style:text-underline-style="solid" style:text-underline-width="auto" style:text-underline-color="font-color" fo:font-weight="bold" officeooo:rsid="0020bb78" officeooo:paragraph-rsid="0029bb2d" fo:background-color="transparent" style:font-weight-asian="bold" style:font-name-complex="Courier 10 Pitch" style:font-weight-complex="bold"/>
    </style:style>
    <style:style style:name="P36" style:family="paragraph" style:parent-style-name="Standard">
      <style:paragraph-properties fo:background-color="transparent">
        <style:background-image/>
      </style:paragraph-properties>
      <style:text-properties style:font-name="Caliberi" style:text-underline-style="solid" style:text-underline-width="auto" style:text-underline-color="font-color" fo:font-weight="bold" officeooo:rsid="0021059b" officeooo:paragraph-rsid="0021059b" fo:background-color="transparent" style:font-weight-asian="bold" style:font-name-complex="Courier 10 Pitch" style:font-weight-complex="bold"/>
    </style:style>
    <style:style style:name="P37" style:family="paragraph" style:parent-style-name="Standard">
      <style:paragraph-properties fo:background-color="transparent">
        <style:background-image/>
      </style:paragraph-properties>
      <style:text-properties style:font-name="Caliberi" style:text-underline-style="solid" style:text-underline-width="auto" style:text-underline-color="font-color" fo:font-weight="bold" officeooo:rsid="00276625" officeooo:paragraph-rsid="00276625" fo:background-color="transparent" style:font-weight-asian="bold" style:font-name-complex="Courier 10 Pitch" style:font-weight-complex="bold"/>
    </style:style>
    <style:style style:name="P38" style:family="paragraph" style:parent-style-name="Standard">
      <style:paragraph-properties fo:background-color="transparent">
        <style:background-image/>
      </style:paragraph-properties>
      <style:text-properties officeooo:paragraph-rsid="00285aaa"/>
    </style:style>
    <style:style style:name="P39" style:family="paragraph" style:parent-style-name="Standard">
      <style:paragraph-properties fo:background-color="transparent">
        <style:background-image/>
      </style:paragraph-properties>
      <style:text-properties officeooo:rsid="00285fc4" officeooo:paragraph-rsid="00285fc4"/>
    </style:style>
    <style:style style:name="P40" style:family="paragraph" style:parent-style-name="Preformatted_20_Text">
      <style:paragraph-properties fo:background-color="transparent">
        <style:background-image/>
      </style:paragraph-properties>
      <style:text-properties style:font-name="Caliberi" officeooo:rsid="0020bb78" officeooo:paragraph-rsid="0029bb2d" fo:background-color="transparent" style:font-name-complex="Courier 10 Pitch"/>
    </style:style>
    <style:style style:name="P41" style:family="paragraph" style:parent-style-name="Preformatted_20_Text">
      <style:paragraph-properties fo:background-color="transparent">
        <style:background-image/>
      </style:paragraph-properties>
      <style:text-properties style:font-name="Caliberi" officeooo:rsid="00234737" officeooo:paragraph-rsid="00234737" fo:background-color="transparent" style:font-name-complex="Courier 10 Pitch"/>
    </style:style>
    <style:style style:name="P42" style:family="paragraph" style:parent-style-name="Normal_20__28_Web_29_">
      <style:text-properties style:font-name="Calibri"/>
    </style:style>
    <style:style style:name="P43" style:family="paragraph" style:parent-style-name="Normal_20__28_Web_29_">
      <style:text-properties style:font-name="Calibri" style:text-underline-style="solid" style:text-underline-width="auto" style:text-underline-color="font-color" fo:font-weight="bold" style:font-weight-asian="bold"/>
    </style:style>
    <style:style style:name="P44" style:family="paragraph" style:parent-style-name="Preformatted_20_Text">
      <style:text-properties officeooo:paragraph-rsid="0029bb2d"/>
    </style:style>
    <style:style style:name="P45" style:family="paragraph" style:parent-style-name="Standard" style:master-page-name="Standard">
      <style:paragraph-properties fo:text-align="center" style:justify-single-word="false" style:page-number="auto"/>
      <style:text-properties style:font-name="Bauhaus 93" fo:font-size="26pt" style:text-underline-style="solid" style:text-underline-width="auto" style:text-underline-color="font-color" style:font-size-asian="26pt" style:font-size-complex="26pt"/>
    </style:style>
    <style:style style:name="P46" style:family="paragraph" style:parent-style-name="Standard">
      <style:paragraph-properties fo:background-color="transparent">
        <style:background-image/>
      </style:paragraph-properties>
      <style:text-properties style:font-name="Courier 10 Pitch" officeooo:rsid="001e72f3" officeooo:paragraph-rsid="001e72f3" fo:background-color="#ffff00" style:font-name-complex="Courier 10 Pitch"/>
    </style:style>
    <style:style style:name="P47" style:family="paragraph" style:parent-style-name="Standard">
      <style:paragraph-properties fo:background-color="transparent">
        <style:background-image/>
      </style:paragraph-properties>
      <style:text-properties style:font-name="Courier 10 Pitch" officeooo:rsid="001e72f3" officeooo:paragraph-rsid="001ff121" fo:background-color="#ffff00" style:font-name-complex="Courier 10 Pitch"/>
    </style:style>
    <style:style style:name="P48"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rsid="002b5d90" officeooo:paragraph-rsid="0029bb2d" fo:background-color="#ffff00" style:font-name-asian="Times New Roman1" style:font-size-asian="10pt" style:font-name-complex="Courier New2" style:font-size-complex="10pt"/>
    </style:style>
    <style:style style:name="P49"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rsid="0029f76d" officeooo:paragraph-rsid="0029bb2d" fo:background-color="#ffff00" style:font-name-asian="Times New Roman1" style:font-size-asian="10pt" style:font-name-complex="Courier New2" style:font-size-complex="10pt"/>
    </style:style>
    <style:style style:name="P50"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rsid="002f1838" officeooo:paragraph-rsid="002f1838" fo:background-color="#ffff00" style:font-name-asian="Times New Roman1" style:font-size-asian="10pt" style:font-name-complex="Courier New2" style:font-size-complex="10pt"/>
    </style:style>
    <style:style style:name="P51" style:family="paragraph" style:parent-style-name="Normal_20__28_Web_29_" style:list-style-name="WWNum9"/>
    <style:style style:name="P52" style:family="paragraph" style:parent-style-name="Normal_20__28_Web_29_" style:list-style-name="WWNum10">
      <style:text-properties style:font-name="Calibri"/>
    </style:style>
    <style:style style:name="P53" style:family="paragraph" style:parent-style-name="List_20_Paragraph" style:list-style-name="WWNum11"/>
    <style:style style:name="T1" style:family="text">
      <style:text-properties style:font-name="Calibri"/>
    </style:style>
    <style:style style:name="T2" style:family="text">
      <style:text-properties style:font-name="Courier New" fo:font-size="10pt" fo:background-color="#ffff00" loext:char-shading-value="0" style:font-name-asian="Times New Roman1" style:font-size-asian="10pt" style:font-name-complex="Courier New2" style:font-size-complex="10pt"/>
    </style:style>
    <style:style style:name="T3" style:family="text">
      <style:text-properties fo:font-weight="bold" style:font-weight-asian="bold"/>
    </style:style>
    <style:style style:name="T4" style:family="text">
      <style:text-properties fo:background-color="#ffff00" loext:char-shading-value="0" style:font-name-asian="Times New Roman1"/>
    </style:style>
    <style:style style:name="T5" style:family="text">
      <style:text-properties officeooo:rsid="001d6081"/>
    </style:style>
    <style:style style:name="T6" style:family="text">
      <style:text-properties officeooo:rsid="001d886e"/>
    </style:style>
    <style:style style:name="T7" style:family="text">
      <style:text-properties officeooo:rsid="001e72f3"/>
    </style:style>
    <style:style style:name="T8" style:family="text">
      <style:text-properties officeooo:rsid="001eceed"/>
    </style:style>
    <style:style style:name="T9" style:family="text">
      <style:text-properties officeooo:rsid="001e72f3" fo:background-color="transparent" loext:char-shading-value="0"/>
    </style:style>
    <style:style style:name="T10" style:family="text">
      <style:text-properties officeooo:rsid="001ff121" fo:background-color="transparent" loext:char-shading-value="0"/>
    </style:style>
    <style:style style:name="T11" style:family="text">
      <style:text-properties style:font-name="Courier 10 Pitch" style:font-name-complex="Courier 10 Pitch"/>
    </style:style>
    <style:style style:name="T12" style:family="text">
      <style:text-properties style:font-name="Courier 10 Pitch" fo:background-color="#ffff00" loext:char-shading-value="0" style:font-name-complex="Courier 10 Pitch"/>
    </style:style>
    <style:style style:name="T13" style:family="text">
      <style:text-properties style:font-name="Courier 10 Pitch" officeooo:rsid="0026964e" fo:background-color="#ffff00" loext:char-shading-value="0" style:font-name-complex="Courier 10 Pitch"/>
    </style:style>
    <style:style style:name="T14" style:family="text">
      <style:text-properties officeooo:rsid="0022439f"/>
    </style:style>
    <style:style style:name="T15" style:family="text">
      <style:text-properties style:font-name="Caliberi" officeooo:rsid="00285aaa" fo:background-color="transparent" loext:char-shading-value="0" style:font-name-complex="Courier 10 Pitch"/>
    </style:style>
    <style:style style:name="T16" style:family="text">
      <style:text-properties officeooo:rsid="002c8fe3"/>
    </style:style>
    <style:style style:name="T17" style:family="text">
      <style:text-properties officeooo:rsid="002ccb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Introduction to Ruby</text:p>
      <text:p text:style-name="Standard">Ruby is a powerful, flexible programming language you can use in web/Internet development, to process text, to create games, and as part of the popular Ruby on Rails web framework.</text:p>
      <text:list xml:id="list2485443003247451437" text:style-name="WWNum9">
        <text:list-item>
          <text:p text:style-name="P51"><text:span text:style-name="Strong"><text:span text:style-name="T1">High-level</text:span></text:span><text:span text:style-name="T1">, meaning reading and writing Ruby is really easy—it looks a lot like regular English!</text:span></text:p>
        </text:list-item>
        <text:list-item>
          <text:p text:style-name="P51"><text:span text:style-name="Strong"><text:span text:style-name="T1">Interpreted</text:span></text:span><text:span text:style-name="T1">, meaning you don't need a compiler to write and run Ruby. You can write it here at Codecademy or even on your own computer (many are shipped with the Ruby interpreter built in—we'll get to the interpreter later in this lesson).</text:span></text:p>
        </text:list-item>
        <text:list-item>
          <text:p text:style-name="P51"><text:span text:style-name="Strong"><text:span text:style-name="T1">Object-oriented</text:span></text:span><text:span text:style-name="T1">, meaning it allows users to manipulate data structures called objects in order to build and execute programs. We'll learn more about objects later, but for now, all you need to know is </text:span><text:span text:style-name="Emphasis"><text:span text:style-name="T1">everything</text:span></text:span><text:span text:style-name="T1"> in Ruby is an object.</text:span></text:p>
        </text:list-item>
        <text:list-item>
          <text:p text:style-name="P51"><text:span text:style-name="Strong"><text:span text:style-name="T1">Easy to use</text:span></text:span><text:span text:style-name="T1">. Ruby was designed by Yukihiro Matsumoto (often just called "Matz") in 1995. Matz set out to design a language that emphasized human needs over those of the computer, which is why Ruby is so easy to pick up.</text:span></text:p>
        </text:list-item>
      </text:list>
      <text:p text:style-name="P43">Data Types:</text:p>
      <text:p text:style-name="P42">No need to mention the type</text:p>
      <text:p text:style-name="P43">3 data types</text:p>
      <text:list xml:id="list7967232975772615989" text:style-name="WWNum10">
        <text:list-item>
          <text:p text:style-name="P52">Number</text:p>
        </text:list-item>
        <text:list-item>
          <text:p text:style-name="P52">Booleans</text:p>
        </text:list-item>
        <text:list-item>
          <text:p text:style-name="P52">Strings</text:p>
        </text:list-item>
      </text:list>
      <text:p text:style-name="P7">Example</text:p>
      <text:p text:style-name="P9"/>
      <text:p text:style-name="P9">my_num = <text:s text:c="4"/>25</text:p>
      <text:p text:style-name="P9">my_boolean = <text:s text:c="4"/>true</text:p>
      <text:p text:style-name="P9">my_string = <text:s text:c="4"/>"Ruby"</text:p>
      <text:p text:style-name="P1"/>
      <text:p text:style-name="P1">Puts and Prints</text:p>
      <table:table table:name="Table1" table:style-name="Table1">
        <table:table-column table:style-name="Table1.A"/>
        <table:table-column table:style-name="Table1.B"/>
        <text:soft-page-break/>
        <table:table-row table:style-name="Table1.1">
          <table:table-cell table:style-name="Table1.A1" office:value-type="string">
            <text:p text:style-name="P14">Syntax</text:p>
          </table:table-cell>
          <table:table-cell table:style-name="Table1.B1" office:value-type="string">
            <text:p text:style-name="P14">Description</text:p>
          </table:table-cell>
        </table:table-row>
        <table:table-row table:style-name="Table1.1">
          <table:table-cell table:style-name="Table1.A2" office:value-type="string">
            <text:p text:style-name="P16">puts</text:p>
          </table:table-cell>
          <table:table-cell table:style-name="Table1.B2" office:value-type="string">
            <text:p text:style-name="P6">it adds a new (blank) line after the thing you want it to print</text:p>
          </table:table-cell>
        </table:table-row>
        <table:table-row table:style-name="Table1.1">
          <table:table-cell table:style-name="Table1.A3" office:value-type="string">
            <text:p text:style-name="P16">print</text:p>
          </table:table-cell>
          <table:table-cell table:style-name="Table1.B3" office:value-type="string">
            <text:p text:style-name="P6">takes whatever you give it and prints it to the screen</text:p>
          </table:table-cell>
        </table:table-row>
      </table:table>
      <text:p text:style-name="P1"/>
      <text:p text:style-name="P1"/>
      <text:p text:style-name="P1"/>
      <text:p text:style-name="P1"/>
      <text:p text:style-name="P1">String Methods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Method</text:p>
          </table:table-cell>
          <table:table-cell table:style-name="Table2.B1" office:value-type="string">
            <text:p text:style-name="P14">Syntax</text:p>
          </table:table-cell>
          <table:table-cell table:style-name="Table2.C1" office:value-type="string">
            <text:p text:style-name="P14">Description</text:p>
          </table:table-cell>
        </table:table-row>
        <table:table-row table:style-name="Table2.1">
          <table:table-cell table:style-name="Table2.A2" office:value-type="string">
            <text:p text:style-name="P16">length</text:p>
          </table:table-cell>
          <table:table-cell table:style-name="Table2.B2" office:value-type="string">
            <text:p text:style-name="P10">name=”Raghuram”</text:p>
            <text:p text:style-name="P10">lenName=name.length</text:p>
          </table:table-cell>
          <table:table-cell table:style-name="Table2.C2" office:value-type="string">
            <text:p text:style-name="P6">Returns the length of the string.</text:p>
          </table:table-cell>
        </table:table-row>
        <table:table-row table:style-name="Table2.1">
          <table:table-cell table:style-name="Table2.A3" office:value-type="string">
            <text:p text:style-name="P16">reverse</text:p>
          </table:table-cell>
          <table:table-cell table:style-name="Table2.B3" office:value-type="string">
            <text:p text:style-name="P10">name=”Raghuram”</text:p>
            <text:p text:style-name="P8">revName=name.reverse</text:p>
          </table:table-cell>
          <table:table-cell table:style-name="Table2.C3" office:value-type="string">
            <text:p text:style-name="P6">Returns backward version of the string.</text:p>
          </table:table-cell>
        </table:table-row>
        <table:table-row table:style-name="Table2.1">
          <table:table-cell table:style-name="Table2.A2" office:value-type="string">
            <text:p text:style-name="P16">upcase</text:p>
          </table:table-cell>
          <table:table-cell table:style-name="Table2.B4" office:value-type="string">
            <text:p text:style-name="P10">name=”Raghuram”</text:p>
            <text:p text:style-name="P10">puts name.upcase</text:p>
          </table:table-cell>
          <table:table-cell table:style-name="Table2.C4" office:value-type="string">
            <text:p text:style-name="P6">Returns given strings in upper case</text:p>
          </table:table-cell>
        </table:table-row>
        <table:table-row table:style-name="Table2.1">
          <table:table-cell table:style-name="Table2.A3" office:value-type="string">
            <text:p text:style-name="P16">downcase</text:p>
          </table:table-cell>
          <table:table-cell table:style-name="Table2.B5" office:value-type="string">
            <text:p text:style-name="P10">name=”Raghuram”</text:p>
            <text:p text:style-name="P10">puts name.downcase</text:p>
          </table:table-cell>
          <table:table-cell table:style-name="Table2.C5" office:value-type="string">
            <text:p text:style-name="P6">Returns given strings in lower case</text:p>
          </table:table-cell>
        </table:table-row>
        <table:table-row table:style-name="Table2.1">
          <table:table-cell table:style-name="Table2.A2" office:value-type="string">
            <text:p text:style-name="P16">capitalize</text:p>
          </table:table-cell>
          <table:table-cell table:style-name="Table2.B6" office:value-type="string">
            <text:p text:style-name="P10">name=”Raghuram”</text:p>
            <text:p text:style-name="P10">puts name.capitalize</text:p>
          </table:table-cell>
          <table:table-cell table:style-name="Table2.C6" office:value-type="string">
            <text:p text:style-name="P6">Returns first char of every string in Upper case.</text:p>
          </table:table-cell>
        </table:table-row>
      </table:table>
      <text:p text:style-name="P1"/>
      <text:p text:style-name="P1">Commen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Method</text:p>
          </table:table-cell>
          <table:table-cell table:style-name="Table3.B1" office:value-type="string">
            <text:p text:style-name="P14">Syntax</text:p>
          </table:table-cell>
          <table:table-cell table:style-name="Table3.C1" office:value-type="string">
            <text:p text:style-name="P14">Description</text:p>
          </table:table-cell>
        </table:table-row>
        <table:table-row table:style-name="Table3.1">
          <table:table-cell table:style-name="Table3.A2" office:value-type="string">
            <text:p text:style-name="P16">Single Line</text:p>
          </table:table-cell>
          <table:table-cell table:style-name="Table3.B2" office:value-type="string">
            <text:p text:style-name="P10">#This is Single Line</text:p>
          </table:table-cell>
          <table:table-cell table:style-name="Table3.C2" office:value-type="string">
            <text:p text:style-name="P6">Single Line </text:p>
          </table:table-cell>
        </table:table-row>
        <table:table-row table:style-name="Table3.1">
          <table:table-cell table:style-name="Table3.A3" office:value-type="string">
            <text:p text:style-name="P16">Multiple Line</text:p>
          </table:table-cell>
          <table:table-cell table:style-name="Table3.B3" office:value-type="string">
            <text:p text:style-name="P10">=begin</text:p>
            <text:p text:style-name="P10">This is </text:p>
            <text:p text:style-name="P10">Multiple Line Comments </text:p>
            <text:p text:style-name="P10">=end</text:p>
          </table:table-cell>
          <table:table-cell table:style-name="Table3.C3" office:value-type="string">
            <text:p text:style-name="P6">Multiple Line</text:p>
          </table:table-cell>
        </table:table-row>
      </table:table>
      <text:p text:style-name="P1"/>
      <text:p text:style-name="P1">Get input from User</text:p>
      <text:p text:style-name="P9">print "Please enter your name"</text:p>
      <text:p text:style-name="P9">user_input = gets.chomp</text:p>
      <text:p text:style-name="Standard"/>
      <text:p text:style-name="P1">Print Variable along with strings</text:p>
      <text:p text:style-name="Standard">Give variable name within <text:span text:style-name="T3">#{}</text:span></text:p>
      <text:p text:style-name="P9">fname = “Raghu”</text:p>
      <text:p text:style-name="P9">print "My name is #{fname}"</text:p>
      <text:p text:style-name="P13"/>
      <text:p text:style-name="P1">Control Flow</text:p>
      <text:p text:style-name="Standard">Following types of Control flow are available in Ruby</text:p>
      <text:list xml:id="list812469578682445629" text:style-name="WWNum11">
        <text:list-item>
          <text:p text:style-name="P53"><text:soft-page-break/>If</text:p>
        </text:list-item>
        <text:list-item>
          <text:p text:style-name="P53">If else</text:p>
        </text:list-item>
        <text:list-item>
          <text:p text:style-name="P53">If elsif </text:p>
        </text:list-item>
        <text:list-item>
          <text:p text:style-name="P53">Unless</text:p>
        </text:list-item>
      </text:list>
      <text:p text:style-name="P1">If Statement </text:p>
      <text:p text:style-name="Standard">Syntax</text:p>
      <text:p text:style-name="P9">if Condition</text:p>
      <text:p text:style-name="P9"><text:s text:c="2"/>Statment</text:p>
      <text:p text:style-name="P9">end</text:p>
      <text:p text:style-name="Standard"/>
      <text:p text:style-name="P1">Example</text:p>
      <text:p text:style-name="P9">if 10 &lt; 20</text:p>
      <text:p text:style-name="P9"><text:s text:c="2"/>puts "10 is less than 20"</text:p>
      <text:p text:style-name="P9">end</text:p>
      <text:p text:style-name="Standard"/>
      <text:p text:style-name="P1">If else Statement </text:p>
      <text:p text:style-name="P1">Syntax</text:p>
      <text:p text:style-name="P9">if Condition</text:p>
      <text:p text:style-name="P9"><text:s text:c="2"/>True Statement</text:p>
      <text:p text:style-name="P9">else</text:p>
      <text:p text:style-name="P9"><text:s text:c="2"/>else Statement</text:p>
      <text:p text:style-name="P9">end</text:p>
      <text:p text:style-name="Standard"/>
      <text:p text:style-name="P1">Example</text:p>
      <text:p text:style-name="P9">if 20 &lt; 10</text:p>
      <text:p text:style-name="P9"><text:s text:c="2"/>puts "20 is less than 10"</text:p>
      <text:p text:style-name="P9">else</text:p>
      <text:p text:style-name="P9"><text:s text:c="2"/>puts "20 is greater than 10"</text:p>
      <text:p text:style-name="P4">end</text:p>
      <text:p text:style-name="Standard"/>
      <text:p text:style-name="P1">If elsif Statement </text:p>
      <text:p text:style-name="P1">Syntax</text:p>
      <text:p text:style-name="P9">if Condition_1</text:p>
      <text:p text:style-name="P9"><text:s text:c="2"/>True Statement_1</text:p>
      <text:p text:style-name="P9">elsif Condition_2</text:p>
      <text:p text:style-name="P9"><text:s text:c="2"/>True Statement_2</text:p>
      <text:p text:style-name="P9">else</text:p>
      <text:p text:style-name="P9"><text:s text:c="2"/>False Statement</text:p>
      <text:p text:style-name="P9">end</text:p>
      <text:p text:style-name="Standard"/>
      <text:p text:style-name="P1">Example</text:p>
      <text:p text:style-name="P9"><text:soft-page-break/>if 10 &gt; 20</text:p>
      <text:p text:style-name="P9"><text:s text:c="2"/>puts "10 is greater than 20"</text:p>
      <text:p text:style-name="P9">elsif 10 &lt; 20</text:p>
      <text:p text:style-name="P9"><text:s text:c="2"/>puts "10 is less than 20"</text:p>
      <text:p text:style-name="P9">else</text:p>
      <text:p text:style-name="P9"><text:s text:c="2"/>puts "Both are equal"</text:p>
      <text:p text:style-name="P4">end</text:p>
      <text:p text:style-name="P1"/>
      <text:p text:style-name="P1">Unless Statement</text:p>
      <text:p text:style-name="Standard">Check if something is false or not. Rather than check if it’s true.</text:p>
      <text:p text:style-name="P1">Syntax</text:p>
      <text:p text:style-name="P7"><text:span text:style-name="T2">unless</text:span><text:span text:style-name="T4"> </text:span><text:span text:style-name="T2">Condition</text:span></text:p>
      <text:p text:style-name="P7"><text:span text:style-name="T4"><text:s text:c="2"/></text:span><text:span text:style-name="T2"># Write some sweet programs</text:span></text:p>
      <text:p text:style-name="P9">else</text:p>
      <text:p text:style-name="P7"><text:span text:style-name="T4"><text:s text:c="2"/></text:span><text:span text:style-name="T2"># Have some noms</text:span></text:p>
      <text:p text:style-name="P9">end</text:p>
      <text:p text:style-name="Standard"/>
      <text:p text:style-name="P1">Example</text:p>
      <text:p text:style-name="P9">hungry = false</text:p>
      <text:p text:style-name="P9"/>
      <text:p text:style-name="P9">unless hungry</text:p>
      <text:p text:style-name="P9"><text:s text:c="2"/>puts "I'm writing Ruby programs!"</text:p>
      <text:p text:style-name="P9">else</text:p>
      <text:p text:style-name="P9"><text:s text:c="2"/>puts "Time to eat!"</text:p>
      <text:p text:style-name="P9">end</text:p>
      <text:p text:style-name="Standard"/>
      <text:p text:style-name="Standard"/>
      <text:p text:style-name="P2">Loops &amp; Iterators</text:p>
      <text:p text:style-name="P5">Types of loops</text:p>
      <text:p text:style-name="P5">While </text:p>
      <text:p text:style-name="P5">Until</text:p>
      <text:p text:style-name="P5">For loop</text:p>
      <text:p text:style-name="P3"/>
      <text:p text:style-name="P3">While Loop</text:p>
      <text:p text:style-name="P22">counter = 1</text:p>
      <text:p text:style-name="P22">while counter &lt; 11</text:p>
      <text:p text:style-name="P22"><text:s text:c="2"/>#Your Code here</text:p>
      <text:p text:style-name="P22">end</text:p>
      <text:p text:style-name="P27"><text:soft-page-break/></text:p>
      <text:p text:style-name="P32"><text:span text:style-name="T5">Until</text:span> Loop</text:p>
      <text:p text:style-name="P25">counter = 1</text:p>
      <text:p text:style-name="P25">until counter &gt; 10</text:p>
      <text:p text:style-name="P25"><text:s text:c="2"/>#Code here</text:p>
      <text:p text:style-name="P25">end</text:p>
      <text:p text:style-name="P33"/>
      <text:p text:style-name="P33"><text:span text:style-name="T6">For </text:span>Loop</text:p>
      <text:p text:style-name="P46">for num in 1...10</text:p>
      <text:p text:style-name="P23"><text:span text:style-name="T7"><text:s text:c="2"/>puts num </text:span><text:span text:style-name="T9">#Prints 1 2 3.. 9. It will not print 10</text:span></text:p>
      <text:p text:style-name="P46">end</text:p>
      <text:p text:style-name="P28"/>
      <text:p text:style-name="P47">for num in 1..10</text:p>
      <text:p text:style-name="P24"><text:span text:style-name="T7"><text:s text:c="2"/>puts num </text:span><text:span text:style-name="T9">#Prints 1 2 3.. </text:span><text:span text:style-name="T10">10</text:span><text:span text:style-name="T9">. It will print 10</text:span></text:p>
      <text:p text:style-name="P47">end</text:p>
      <text:p text:style-name="P28">… <text:span text:style-name="T8">=&gt; it will not include the highest number</text:span></text:p>
      <text:p text:style-name="P27">.. <text:span text:style-name="T8">=&gt; It will include the highest number</text:span></text:p>
      <text:p text:style-name="P29"/>
      <text:p text:style-name="P34">Loop Method</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Method</text:p>
          </table:table-cell>
          <table:table-cell table:style-name="Table4.B1" office:value-type="string">
            <text:p text:style-name="P15">Syntax</text:p>
          </table:table-cell>
          <table:table-cell table:style-name="Table4.C1" office:value-type="string">
            <text:p text:style-name="P15">Description</text:p>
          </table:table-cell>
        </table:table-row>
        <table:table-row table:style-name="Table4.1">
          <table:table-cell table:style-name="Table4.A2" office:value-type="string">
            <text:p text:style-name="P17">loop</text:p>
          </table:table-cell>
          <table:table-cell table:style-name="Table4.B2" office:value-type="string">
            <text:p text:style-name="P40"><text:span text:style-name="Source_20_Text"><text:span text:style-name="T12">i = 0</text:span></text:span></text:p>
            <text:p text:style-name="P44"><text:span text:style-name="Source_20_Text"><text:span text:style-name="T12">loop do</text:span></text:span></text:p>
            <text:p text:style-name="P44"><text:span text:style-name="Source_20_Text"><text:span text:style-name="T12"><text:s text:c="2"/>i += 1</text:span></text:span></text:p>
            <text:p text:style-name="P44"><text:span text:style-name="Source_20_Text"><text:span text:style-name="T12"><text:s text:c="2"/>print "#{i}"</text:span></text:span></text:p>
            <text:p text:style-name="P44"><text:span text:style-name="Source_20_Text"><text:span text:style-name="T12"><text:s text:c="2"/>break if i &gt; 5</text:span></text:span></text:p>
            <text:p text:style-name="P21"><text:span text:style-name="Source_20_Text"><text:span text:style-name="T11">end</text:span></text:span></text:p>
          </table:table-cell>
          <table:table-cell table:style-name="Table4.C2" office:value-type="string">
            <text:p text:style-name="P19"><text:s/><text:span text:style-name="T17">Simple iterator method</text:span></text:p>
          </table:table-cell>
        </table:table-row>
        <table:table-row table:style-name="Table4.1">
          <table:table-cell table:style-name="Table4.A3" office:value-type="string">
            <text:p text:style-name="P17"><text:span text:style-name="T16">e</text:span>ach</text:p>
          </table:table-cell>
          <table:table-cell table:style-name="Table4.B4" office:value-type="string">
            <text:p text:style-name="P48">object.each do |Item|</text:p>
            <text:p text:style-name="P49">#Do something</text:p>
            <text:p text:style-name="P11">end</text:p>
          </table:table-cell>
          <table:table-cell table:style-name="Table4.C4" office:value-type="string">
            <text:p text:style-name="P19"/>
          </table:table-cell>
        </table:table-row>
        <table:table-row table:style-name="Table4.1">
          <table:table-cell table:style-name="Table4.A3" office:value-type="string">
            <text:p text:style-name="P18">times</text:p>
          </table:table-cell>
          <table:table-cell table:style-name="Table4.B4" office:value-type="string">
            <text:p text:style-name="P50">no.times {# your code here}</text:p>
            <text:p text:style-name="P12">Ex</text:p>
            <text:p text:style-name="P12">5.times {print "Hi\n"}</text:p>
          </table:table-cell>
          <table:table-cell table:style-name="Table4.C4" office:value-type="string">
            <text:p text:style-name="P20">Repeat the block n/obj times</text:p>
          </table:table-cell>
        </table:table-row>
      </table:table>
      <text:p text:style-name="P35"/>
      <text:p text:style-name="P29"><text:soft-page-break/></text:p>
      <text:p text:style-name="P30"/>
      <text:p text:style-name="P36">next keyword</text:p>
      <text:p text:style-name="P30"><text:tab/><text:span text:style-name="T14">I</text:span>t<text:span text:style-name="T14">'</text:span>s used to skip certain iterations.</text:p>
      <text:p text:style-name="P30"/>
      <text:p text:style-name="P31">Ex</text:p>
      <text:p text:style-name="P41"><text:span text:style-name="Source_20_Text"><text:span text:style-name="T12">for i in 1..5</text:span></text:span></text:p>
      <text:p text:style-name="Preformatted_20_Text"><text:span text:style-name="Source_20_Text"><text:span text:style-name="T12"><text:s text:c="2"/>next if i % 2 == 0 </text:span></text:span><text:span text:style-name="Source_20_Text"><text:span text:style-name="T13">#It will skip even numbers</text:span></text:span></text:p>
      <text:p text:style-name="Preformatted_20_Text"><text:span text:style-name="Source_20_Text"><text:span text:style-name="T12"><text:s text:c="2"/>print i</text:span></text:span></text:p>
      <text:p text:style-name="Preformatted_20_Text"><text:span text:style-name="Source_20_Text"><text:span text:style-name="T12">end</text:span></text:span></text:p>
      <text:p text:style-name="P31"/>
      <text:p text:style-name="P37">Array</text:p>
      <text:p text:style-name="P38"><text:span text:style-name="T15">A </text:span>list of items between square brackets</text:p>
      <text:p text:style-name="P26">my_array = [1,2,3,4,5]</text:p>
      <text:p text:style-name="P39"/>
      <text:p text:style-name="P27">For lo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liberi" svg:font-family="Caliberi"/>
    <style:font-face style:name="Lohit Tamil1" svg:font-family="'Lohit Tamil'"/>
    <style:font-face style:name="Courier 10 Pitch" svg:font-family="'Courier 10 Pitch'" style:font-pitch="fixed"/>
    <style:font-face style:name="Courier New1" svg:font-family="'Courier New'" style:font-family-generic="modern" style:font-pitch="fixed"/>
    <style:font-face style:name="Liberation Mono" svg:font-family="'Liberation Mono'" style:font-family-generic="modern" style:font-pitch="fixed"/>
    <style:font-face style:name="Bauhaus 93" svg:font-family="'Bauhaus 93'"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Tamil" svg:font-family="'Lohit Tami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Tamil" style:font-family-complex="'Lohit Tami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Tamil1" style:font-family-complex="'Lohit Tami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Tamil1" style:font-family-complex="'Lohit Tami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Tamil1" style:font-family-complex="'Lohit Tamil'"/>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jqconsole-old-input" style:family="text" style:parent-style-name="Default_20_Paragraph_20_Font"/>
    <style:style style:name="Strong" style:family="text" style:parent-style-name="Default_20_Paragraph_20_Font">
      <style:text-properties fo:font-weight="bold" style:font-weight-asian="bold" style:font-weight-complex="bold"/>
    </style:style>
    <style:style style:name="identifier" style:family="text" style:parent-style-name="Default_20_Paragraph_20_Font"/>
    <style:style style:name="keyword" style:family="text" style:parent-style-name="Default_20_Paragraph_20_Font"/>
    <style:style style:name="comment"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rayanan, Raghuram</meta:initial-creator>
    <dc:creator>Raghu </dc:creator>
    <meta:editing-cycles>147</meta:editing-cycles>
    <meta:creation-date>2015-12-18T04:05:00</meta:creation-date>
    <dc:date>2015-12-31T13:38:09.159694703</dc:date>
    <meta:editing-duration>PT1H50M50S</meta:editing-duration>
    <meta:generator>LibreOffice/4.2.8.2$Linux_x86 LibreOffice_project/420m0$Build-2</meta:generator>
    <meta:document-statistic meta:table-count="4" meta:image-count="0" meta:object-count="0" meta:page-count="6" meta:paragraph-count="183" meta:word-count="679" meta:character-count="3695" meta:non-whitespace-character-count="3139"/>
    <meta:user-defined meta:name="AppVersion">15.0000</meta:user-defined>
    <meta:user-defined meta:name="Company">Hewlett 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